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8.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0.101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="0.101cm"/>
      <style:text-properties fo:font-size="12pt" style:font-size-asian="12pt" style:font-size-complex="12pt"/>
    </style:style>
    <style:style style:name="ce3" style:family="table-cell" style:parent-style-name="Default" style:data-style-name="N108">
      <style:table-cell-properties fo:background-color="#e6e6e6" fo:padding="0.101cm"/>
      <style:text-properties fo:font-size="12pt" style:font-size-asian="12pt" style:font-size-complex="12pt"/>
    </style:style>
    <style:style style:name="ce4" style:family="table-cell" style:parent-style-name="Default" style:data-style-name="N3">
      <style:table-cell-properties fo:background-color="#e6e6e6" fo:padding="0.101cm"/>
      <style:text-properties fo:font-size="12pt" style:font-size-asian="12pt" style:font-size-complex="12pt"/>
    </style:style>
    <style:style style:name="ce5" style:family="table-cell" style:parent-style-name="Default">
      <style:table-cell-properties fo:padding="0.101cm"/>
      <style:text-properties style:font-name="Courier" fo:font-size="12pt" style:font-size-asian="12pt" style:font-size-complex="12pt"/>
    </style:style>
    <style:style style:name="ce6" style:family="table-cell" style:parent-style-name="Default" style:data-style-name="N117">
      <style:table-cell-properties fo:padding="0.101cm"/>
      <style:text-properties fo:font-size="12pt" style:font-size-asian="12pt" style:font-size-complex="12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Realzähler</text:p>
          </table:table-cell>
          <table:table-cell table:style-name="ce3" office:value-type="float" office:value="86461.9">
            <text:p>86.461,9</text:p>
          </table:table-cell>
          <table:table-cell office:value-type="string">
            <text:p>kWh</text:p>
          </table:table-cell>
          <table:table-cell office:value-type="string">
            <text:p>aktueller Wert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Umdrehungen pro kWh</text:p>
          </table:table-cell>
          <table:table-cell office:value-type="float" office:value="96">
            <text:p>96</text:p>
          </table:table-cell>
          <table:table-cell office:value-type="string">
            <text:p>U/kWh</text:p>
          </table:table-cell>
          <table:table-cell office:value-type="string">
            <text:p>Anzahl Umdrehungen pro kWh lt Zähler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uflösung</text:p>
          </table:table-cell>
          <table:table-cell table:style-name="ce4" office:value-type="float" office:value="10000">
            <text:p>10.000</text:p>
          </table:table-cell>
          <table:table-cell/>
          <table:table-cell office:value-type="string">
            <text:p>gewählte Auflösung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rduinozähler</text:p>
          </table:table-cell>
          <table:table-cell table:style-name="ce5" table:formula="of:=ROUNDDOWN([.B1]*[.B3])" office:value-type="float" office:value="864619000">
            <text:p>864619000</text:p>
          </table:table-cell>
          <table:table-cell/>
          <table:table-cell office:value-type="string">
            <text:p>Wert zur Übertragung in Arduino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rduinodelta pro U</text:p>
          </table:table-cell>
          <table:table-cell table:style-name="ce5" table:formula="of:=ROUND(1/[.B2]*[.B3])" office:value-type="float" office:value="104">
            <text:p>104</text:p>
          </table:table-cell>
          <table:table-cell/>
          <table:table-cell office:value-type="string">
            <text:p>Wert zur Übertragung in Arduino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Maximalwert 32bit</text:p>
          </table:table-cell>
          <table:table-cell table:style-name="ce5" table:formula="of:=2^33-1" office:value-type="float" office:value="8589934591">
            <text:p>8589934591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Fehlerrate pro gezählte</text:p>
          </table:table-cell>
          <table:table-cell table:style-name="ce3" office:value-type="float" office:value="7000">
            <text:p>7.000,0</text:p>
          </table:table-cell>
          <table:table-cell office:value-type="string">
            <text:p>kWh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ealzähler</text:p>
          </table:table-cell>
          <table:table-cell table:formula="of:=[.B8]" office:value-type="float" office:value="7000">
            <text:p>7000</text:p>
          </table:table-cell>
          <table:table-cell office:value-type="string">
            <text:p>kWh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rduinozähler/Auflösung</text:p>
          </table:table-cell>
          <table:table-cell table:formula="of:=ROUNDDOWN([.B8]*[.B2]*[.B5]/[.B3])" office:value-type="float" office:value="6988">
            <text:p>6988</text:p>
          </table:table-cell>
          <table:table-cell office:value-type="string">
            <text:p>kWh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lta prozentual</text:p>
          </table:table-cell>
          <table:table-cell table:style-name="ce6" table:formula="of:=ABS([.B9]-[.B10])/[.B9]*100" office:value-type="float" office:value="0.171428571428571">
            <text:p>0,171</text:p>
          </table:table-cell>
          <table:table-cell office:value-type="string">
            <text:p>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1" number:grouping="true"/>
    </number:number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Lorenz</meta:initial-creator>
    <meta:creation-date>2013-03-17T14:03:15</meta:creation-date>
    <dc:date>2013-03-17T14:32:52</dc:date>
    <dc:creator>Christian Lorenz</dc:creator>
    <meta:editing-duration>PT17M34S</meta:editing-duration>
    <meta:editing-cycles>3</meta:editing-cycles>
    <meta:generator>LibreOffice/3.5$Linux_x86 LibreOffice_project/350m1$Build-413</meta:generator>
    <meta:document-statistic meta:table-count="3" meta:cell-count="31" meta:object-count="0"/>
  </office:meta>
</office:document-meta>
</file>